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cb4" officeooo:paragraph-rsid="0008acb4"/>
    </style:style>
    <style:style style:name="P2" style:family="paragraph" style:parent-style-name="Standard">
      <style:text-properties officeooo:paragraph-rsid="0008acb4"/>
    </style:style>
    <style:style style:name="P3" style:family="paragraph" style:parent-style-name="Standard">
      <style:text-properties officeooo:rsid="0008e5c8" officeooo:paragraph-rsid="0008e5c8"/>
    </style:style>
    <style:style style:name="P4" style:family="paragraph" style:parent-style-name="Standard">
      <style:text-properties officeooo:rsid="0008e5c8" officeooo:paragraph-rsid="000b8b8f"/>
    </style:style>
    <style:style style:name="P5" style:family="paragraph" style:parent-style-name="Standard">
      <style:text-properties style:font-name="Courier New" officeooo:rsid="000b8b8f" officeooo:paragraph-rsid="000b8b8f"/>
    </style:style>
    <style:style style:name="P6" style:family="paragraph" style:parent-style-name="Standard">
      <style:text-properties style:font-name="Courier New" officeooo:rsid="000ccfab" officeooo:paragraph-rsid="000ccfab"/>
    </style:style>
    <style:style style:name="P7" style:family="paragraph" style:parent-style-name="Standard">
      <style:text-properties style:font-name="Courier New" officeooo:rsid="000cdf31" officeooo:paragraph-rsid="000cdf31"/>
    </style:style>
    <style:style style:name="P8" style:family="paragraph" style:parent-style-name="Standard">
      <style:text-properties officeooo:rsid="000ccfab" officeooo:paragraph-rsid="000ccfab"/>
    </style:style>
    <style:style style:name="P9" style:family="paragraph" style:parent-style-name="Standard">
      <style:text-properties style:font-name="Arial" officeooo:rsid="000cdf31" officeooo:paragraph-rsid="000cdf31"/>
    </style:style>
    <style:style style:name="P10" style:family="paragraph" style:parent-style-name="Standard">
      <style:text-properties style:font-name="Courier New" officeooo:rsid="000cdf31" officeooo:paragraph-rsid="000cdf31"/>
    </style:style>
    <style:style style:name="P11" style:family="paragraph" style:parent-style-name="Standard">
      <style:text-properties style:font-name="Courier New" officeooo:rsid="000e2284" officeooo:paragraph-rsid="000e2284"/>
    </style:style>
    <style:style style:name="P12" style:family="paragraph" style:parent-style-name="Standard">
      <style:text-properties style:font-name="Courier New" officeooo:rsid="00134199" officeooo:paragraph-rsid="00134199"/>
    </style:style>
    <style:style style:name="P13" style:family="paragraph" style:parent-style-name="Standard">
      <style:text-properties style:font-name="Courier New" officeooo:rsid="000f8b28" officeooo:paragraph-rsid="000f8b28"/>
    </style:style>
    <style:style style:name="P14" style:family="paragraph" style:parent-style-name="Standard">
      <style:text-properties style:font-name="Courier New" style:text-underline-style="solid" style:text-underline-width="auto" style:text-underline-color="font-color" officeooo:rsid="0010e669" officeooo:paragraph-rsid="0010e669"/>
    </style:style>
    <style:style style:name="P15" style:family="paragraph" style:parent-style-name="Standard">
      <style:text-properties officeooo:rsid="0008e5c8" officeooo:paragraph-rsid="0008e5c8"/>
    </style:style>
    <style:style style:name="T1" style:family="text">
      <style:text-properties officeooo:rsid="0008acb4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8e5c8"/>
    </style:style>
    <style:style style:name="T4" style:family="text">
      <style:text-properties style:font-name="Courier New" officeooo:rsid="000a990a"/>
    </style:style>
    <style:style style:name="T5" style:family="text">
      <style:text-properties style:font-name="Courier New" officeooo:rsid="000ae8fe"/>
    </style:style>
    <style:style style:name="T6" style:family="text">
      <style:text-properties style:font-name="Courier New" officeooo:rsid="000b8b8f"/>
    </style:style>
    <style:style style:name="T7" style:family="text">
      <style:text-properties officeooo:rsid="0008e5c8"/>
    </style:style>
    <style:style style:name="T8" style:family="text">
      <style:text-properties officeooo:rsid="000a990a"/>
    </style:style>
    <style:style style:name="T9" style:family="text">
      <style:text-properties officeooo:rsid="000ae8fe"/>
    </style:style>
    <style:style style:name="T10" style:family="text">
      <style:text-properties officeooo:rsid="000b8b8f"/>
    </style:style>
    <style:style style:name="T11" style:family="text">
      <style:text-properties style:font-name="Arial"/>
    </style:style>
    <style:style style:name="T12" style:family="text">
      <style:text-properties style:font-name="Arial" officeooo:rsid="000b8b8f"/>
    </style:style>
    <style:style style:name="T13" style:family="text">
      <style:text-properties loext:padding="0.049cm" loext:border="0.06pt solid #e3e3e3"/>
    </style:style>
    <style:style style:name="T14" style:family="text">
      <style:text-properties fo:font-variant="normal" fo:text-transform="none" fo:color="#ffffff" loext:opacity="100%" style:font-name="Arial" fo:letter-spacing="normal"/>
    </style:style>
    <style:style style:name="T15" style:family="text">
      <style:text-properties style:font-name="Courier New"/>
    </style:style>
    <style:style style:name="T16" style:family="text">
      <style:text-properties style:font-name="Courier New" officeooo:rsid="001257f9"/>
    </style:style>
    <style:style style:name="T17" style:family="text">
      <style:text-properties style:font-name="Courier New" officeooo:rsid="00134199"/>
    </style:style>
    <style:style style:name="T18" style:family="text">
      <style:text-properties style:font-name="Arial"/>
    </style:style>
    <style:style style:name="T19" style:family="text">
      <style:text-properties officeooo:rsid="001257f9"/>
    </style:style>
    <style:style style:name="T20" style:family="text">
      <style:text-properties officeooo:rsid="00134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 Lista de comandos –</text:p>
      <text:p text:style-name="P1"/>
      <text:p text:style-name="P1">- <text:span text:style-name="T4">su -</text:span><text:span text:style-name="T8"> <text:s/>(Para cambiar a root y que funcionen los comandos)</text:span></text:p>
      <text:p text:style-name="P1">- <text:span text:style-name="T4">cat /etc/hostname</text:span><text:span text:style-name="T8"> (para saber que hostname hay en este momento)</text:span></text:p>
      <text:p text:style-name="P1"/>
      <text:p text:style-name="P1"><text:span text:style-name="T2">- hostname</text:span> (cambiar el hostname)</text:p>
      <text:p text:style-name="P1"><text:span text:style-name="T2">-</text:span> <text:s/><text:span text:style-name="T3">adduser</text:span><text:span text:style-name="T7"> nombre_usuario / </text:span><text:span text:style-name="T3">useradd</text:span><text:span text:style-name="T7"> nombre_usuario (Para añadir un usuario nuevo)</text:span></text:p>
      <text:p text:style-name="P1">- <text:span text:style-name="T3">cat /etc/passwd</text:span><text:span text:style-name="T7"> <text:s/>// </text:span><text:span text:style-name="T3">/etc/groups</text:span><text:span text:style-name="T7"> (lista de usuarios o de grupos)</text:span></text:p>
      <text:p text:style-name="P1"/>
      <text:p text:style-name="P2"><text:span text:style-name="T1">* </text:span>juana:x:1004:1003:JuanaGarcia,,765432198,:/home/juana:/bin/bash</text:p>
      <text:p text:style-name="P2"/>
      <text:p text:style-name="P3">campos: </text:p>
      <text:p text:style-name="P3"/>
      <text:p text:style-name="P3">1.- Nombre del usuario.</text:p>
      <text:p text:style-name="P3">2.- x que significa que la cuenta está habilitada y su contraseña está encriptada</text:p>
      <text:p text:style-name="P3">3.- 1004 número de usuario (la de root es 0 y los usuarios creados empiezan a partir del 1000)</text:p>
      <text:p text:style-name="P3">4.- 1003 número de grupo (un usuario puede pertenecer a varios grupos a la vez pero siempre tienen 1 como principal)</text:p>
      <text:p text:style-name="P3">5.- descripción del usuarios</text:p>
      <text:p text:style-name="P3">6.- directorio $HOME del usuario</text:p>
      <text:p text:style-name="P3">7.- La shell que utiliza por defecto el usuario. Por lo general suele ser bash.</text:p>
      <text:p text:style-name="P3"/>
      <text:p text:style-name="P3">- <text:span text:style-name="T5">addgroup</text:span><text:span text:style-name="T9"> nombre_grupo (Para crear un nuevo grupo)</text:span></text:p>
      <text:p text:style-name="P3">- <text:span text:style-name="T5">adduser</text:span><text:span text:style-name="T9"> <text:s/>nombre_usuario </text:span><text:span text:style-name="T5">--ingroup</text:span><text:span text:style-name="T9"> nombre_grupo (Para meter usuarios en un grupo)</text:span></text:p>
      <text:p text:style-name="P3">- <text:span text:style-name="T16">userdel -r nombre_usuario</text:span><text:span text:style-name="T19"> (Para borrar un usuario y su directorio home)</text:span></text:p>
      <text:p text:style-name="P3">- <text:span text:style-name="T2">-</text:span><text:span text:style-name="T17">g grupo_nuevo nombre_usuario </text:span><text:span text:style-name="T20">(Para cambiar a un usuario de grupo)</text:span></text:p>
      <text:p text:style-name="P3">- <text:span text:style-name="T5">mkdir</text:span><text:span text:style-name="T9"> ruta_carpeta (Para crear una carpeta nueva)</text:span></text:p>
      <text:p text:style-name="P3">- <text:span text:style-name="T5">ls</text:span><text:span text:style-name="T9"> ruta_directorio (Para ver que archivos hay en la carpeta)</text:span></text:p>
      <text:p text:style-name="P3">-<text:span text:style-name="T5">ls – l</text:span><text:span text:style-name="T9"> ruta_directorio (Para ver que archivos hay en la carpeta y además ver los permisos de cada uno)</text:span></text:p>
      <text:p text:style-name="P4">- <text:span text:style-name="T6">chmod:</text:span><text:span text:style-name="T12">(para cambiar permisos)</text:span></text:p>
      <text:p text:style-name="P5">[u (usuario propietaro), g (grupo propietario), o (resto de usuarios)] </text:p>
      <text:p text:style-name="P5"/>
      <text:p text:style-name="P5">[+ (añadir permisos), - (eliminar permisos)] </text:p>
      <text:p text:style-name="P5"/>
      <text:p text:style-name="P5">[r (permiso de lectura, no se puede hacer ls si no se tiene este comando), </text:p>
      <text:p text:style-name="P5">w (permiso de escritura, no se puede crear entradas en este directorio si no se tiene este permiso), </text:p>
      <text:p text:style-name="P4"><text:span text:style-name="T6">x (permiso de ejecución, no se puede hacer cd si no se tiene este permiso)</text:span><text:span text:style-name="T10"> </text:span></text:p>
      <text:p text:style-name="P4"/>
      <text:p text:style-name="P8"><text:span text:style-name="T2">fdisk -l</text:span> (para ver informacion de disco y particiones)</text:p>
      <text:p text:style-name="P8"><text:span text:style-name="T2">fdisk /dev/sdb</text:span> (para ir al menú de disco)</text:p>
      <text:p text:style-name="P8"><text:span text:style-name="T2">mkfs -t ext4 /dev/sdb</text:span> (para formatear)</text:p>
      <text:p text:style-name="P8"/>
      <text:p text:style-name="P8">para montar automaticamente:</text:p>
      <text:p text:style-name="P8"/>
      <text:p text:style-name="P6">vi /etc/fstab</text:p>
      <text:p text:style-name="P6">/dev/sdb /mnt/shared ext4 defaults 0 0</text:p>
      <text:p text:style-name="P6"><text:soft-page-break/></text:p>
      <text:p text:style-name="P6">mount | grep sdb <text:span text:style-name="T11">(para ver donde está montado)</text:span></text:p>
      <text:p text:style-name="P7">crontab -l <text:span text:style-name="T11">(Para ver lista de tareas programadas)</text:span></text:p>
      <text:p text:style-name="P7">crontab -u nombre_usuario -l <text:span text:style-name="T11">(Para ver la lista de tareas programada de otro usuario)</text:span></text:p>
      <text:p text:style-name="P7">crontab -e <text:span text:style-name="T11">(Para abrir el archivo de programación de tareas)</text:span></text:p>
      <text:p text:style-name="P7">crontab -r -i <text:span text:style-name="T11">(Para borrar las tareas programadas)</text:span></text:p>
      <text:p text:style-name="P9"/>
      <text:p text:style-name="P7"><text:span text:style-name="T13">#!/bin/bash</text:span><text:span text:style-name="T14"> </text:span><text:span text:style-name="T11"><text:line-break/></text:span></text:p>
      <text:p text:style-name="P7">echo<text:span text:style-name="T11"> “mensaje” » archivo.txt (para escribir)</text:span></text:p>
      <text:p text:style-name="P7"><text:span text:style-name="T11"/></text:p>
      <text:p text:style-name="P11"><text:span text:style-name="T2">ps -aux | more</text:span><text:span text:style-name="T11"> (Para ver los procesos activos de forma paginada)</text:span></text:p>
      <text:p text:style-name="P12"><text:span text:style-name="T2">ps -ef </text:span><text:span text:style-name="T11">(Otra manera de ver los procesos)</text:span></text:p>
      <text:p text:style-name="P11"><text:span text:style-name="T2">top</text:span><text:span text:style-name="T11"> (Para ver los procesos que más CPU consumen)</text:span></text:p>
      <text:p text:style-name="P11"><text:span text:style-name="T2">watch ps</text:span><text:span text:style-name="T11"> (Para ver los procesos)</text:span></text:p>
      <text:p text:style-name="P11"><text:span text:style-name="T11">Ctrl + alt + f1 o f2, etc</text:span></text:p>
      <text:p text:style-name="P11"><text:span text:style-name="T11"/></text:p>
      <text:p text:style-name="P11"><text:span text:style-name="T2">-ps ef | grep watch </text:span><text:span text:style-name="T11">(para ver el id de los procesos (el primer n.º))</text:span></text:p>
      <text:p text:style-name="P11"><text:span text:style-name="T2">kill -9</text:span><text:span text:style-name="T11"> numero_proceso</text:span></text:p>
      <text:p text:style-name="P11"><text:span text:style-name="T11"/></text:p>
      <text:p text:style-name="P13">systemctl list-unit-files –type=service <text:span text:style-name="T11">(para ver la lista de servicios)</text:span></text:p>
      <text:p text:style-name="P13">systemctl status nombre_servicio <text:span text:style-name="T11">(para ver el estado del servicio)</text:span></text:p>
      <text:p text:style-name="P13">systemctl start/restart/stop nombre_servicio</text:p>
      <text:p text:style-name="P13">systemctl enable/unable nombre_servicio</text:p>
      <text:p text:style-name="P13"/>
      <text:p text:style-name="P13">groupadd nombre_grupo –GID (id) <text:span text:style-name="T11">(Para crear un grupo con un ID determinado)</text:span></text:p>
      <text:p text:style-name="P13">usermod nombre_usuario -aG nombre_grupo<text:span text:style-name="T11"> (Para determinar grupo secundario)</text:span></text:p>
      <text:p text:style-name="P13">id nombre_usuario<text:span text:style-name="T11"> (para ver datos del <text:s/>usuario)</text:span></text:p>
      <text:p text:style-name="P13"><text:span text:style-name="T11"/></text:p>
      <text:p text:style-name="P14"><text:span text:style-name="T11">lusmgr.msc (para ver lista de usuarios en Window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3:16:05.176000000</meta:creation-date>
    <dc:date>2024-03-11T10:35:01.613000000</dc:date>
    <meta:editing-duration>PT1H45M51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56" meta:word-count="497" meta:character-count="3061" meta:non-whitespace-character-count="2605"/>
  </office:meta>
</office:document-meta>
</file>